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271cm"/>
        </style:tab-stops>
      </style:paragraph-properties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8.308cm" fo:margin-right="0cm" fo:text-indent="0cm" style:auto-text-indent="false">
        <style:tab-stops/>
      </style:paragraph-properties>
      <style:text-properties fo:font-size="13pt" style:font-size-asian="13pt" style:font-size-complex="13pt"/>
    </style:style>
    <style:style style:name="P6" style:family="paragraph" style:parent-style-name="Standard" style:master-page-name="">
      <style:paragraph-properties fo:margin-left="8.308cm" fo:margin-right="0cm" fo:text-indent="0cm" style:auto-text-indent="false" style:page-number="auto" fo:break-after="page">
        <style:tab-stops/>
      </style:paragraph-properties>
      <style:text-properties fo:font-size="13pt" style:font-size-asian="13pt" style:font-size-complex="13pt"/>
    </style:style>
    <style:style style:name="ctc_bold_7316" style:family="text">
      <style:text-properties fo:font-weight="bold" fo:font-weight-asian="bold" fo:font-weight-complex="bold"/>
    </style:style>
    <style:style style:name="ctc_italic_7316" style:family="text">
      <style:text-properties fo:font-style="italic" fo:font-style-asian="italic" fo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aron Rimmer</text:p>
      <text:p text:style-name="P5">3028 Coaltrack Road</text:p>
      <text:p text:style-name="P5">RD1</text:p>
      <text:p text:style-name="P6">Coalgate <text:s/>767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dam Burke</text:p>
      <text:p text:style-name="P5">76 Edgeware Road</text:p>
      <text:p text:style-name="P5">PO Box 21292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drian Radcliffe</text:p>
      <text:p text:style-name="P5">44B Picton Ave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drian Sullivan</text:p>
      <text:p text:style-name="P5">6 Simon Place</text:p>
      <text:p text:style-name="P5">Woodend</text:p>
      <text:p text:style-name="P6">Christchurch <text:s/>7610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Alan Ross</text:p>
      <text:p text:style-name="P5">109 Soleares Avenue</text:p>
      <text:p text:style-name="P5">Mt Pleasant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lastair Brown</text:p>
      <text:p text:style-name="P5">60b Hoon Hay Rd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lexandra Smedley</text:p>
      <text:p text:style-name="P5">37 Hudson Street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lice Yung</text:p>
      <text:p text:style-name="P5">232 Wainoni Road</text:p>
      <text:p text:style-name="P5">Avondale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drea Zahn</text:p>
      <text:p text:style-name="P5">33 Pacific Road</text:p>
      <text:p text:style-name="P5">North New Brighton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drew Pratt</text:p>
      <text:p text:style-name="P5">33 Panorama Road</text:p>
      <text:p text:style-name="P5">Clifton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ndrew Smith &amp; Toni Bachvarova</text:p>
      <text:p text:style-name="P5">2/68 Bridge Street</text:p>
      <text:p text:style-name="P5">New Brighton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drew White</text:p>
      <text:p text:style-name="P5">12 Ferniehurst St</text:p>
      <text:p text:style-name="P5">Barr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dy Morris</text:p>
      <text:p text:style-name="P5">507 Tuahiwi Road</text:p>
      <text:p text:style-name="P5">RD1</text:p>
      <text:p text:style-name="P6">Kiaipoi <text:s/>769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gela Lowery</text:p>
      <text:p text:style-name="P5">6 Grassmere Street</text:p>
      <text:p text:style-name="P5">Papanui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gie Scott</text:p>
      <text:p text:style-name="P5">28 Sloan Terrace,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na Gruczynska</text:p>
      <text:p text:style-name="P5">47 Conway Street</text:p>
      <text:p text:style-name="P5">Barr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nna Herlender and Radu Popovici</text:p>
      <text:p text:style-name="P5">2/41 Darvel Street</text:p>
      <text:p text:style-name="P5">Riccarton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na Schmidli</text:p>
      <text:p text:style-name="P5">25 Jacobs Street</text:p>
      <text:p text:style-name="P5">Saint Albans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thony Clark</text:p>
      <text:p text:style-name="P5">4/44 London Street</text:p>
      <text:p text:style-name="P5">Richmond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ntony White &amp; Kate Wills</text:p>
      <text:p text:style-name="P5">4 Harrison St</text:p>
      <text:p text:style-name="P5">Allenton</text:p>
      <text:p text:style-name="P6">Ashburton <text:s/>7700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va-Ruth Baker</text:p>
      <text:p text:style-name="P5">PO Box 19864</text:p>
      <text:p text:style-name="P5">Woolston</text:p>
      <text:p text:style-name="P6">Christchurch <text:s/>82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ernhard Parawa</text:p>
      <text:p text:style-name="P5">116 Centaurus Road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ill Johnson</text:p>
      <text:p text:style-name="P5">PO Box 104</text:p>
      <text:p text:style-name="P5">Lyttelton</text:p>
      <text:p text:style-name="P6">Christchurch <text:s/>88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Boris De Bouck &amp; Clem Rolin</text:p>
      <text:p text:style-name="P5">14A Gunns Crescent</text:p>
      <text:p text:style-name="P5">Cas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ennan Edwardes</text:p>
      <text:p text:style-name="P5">2 Renner Place</text:p>
      <text:p text:style-name="P5">Pyes Pa</text:p>
      <text:p text:style-name="P6">Tauranga <text:s/>311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ent Crammond</text:p>
      <text:p text:style-name="P5">PO Box 37340</text:p>
      <text:p text:style-name="P5">Halswell</text:p>
      <text:p text:style-name="P6">Christchurch <text:s/>824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ian Dougan</text:p>
      <text:p text:style-name="P5">53 Reserve Terrace</text:p>
      <text:p text:style-name="P5">Lyttelton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uce Cameron</text:p>
      <text:p text:style-name="P5">F1/34 Fairfield Ave</text:p>
      <text:p text:style-name="P5">Add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uce Hinkley</text:p>
      <text:p text:style-name="P5">8 Ernest Gray Place</text:p>
      <text:p text:style-name="P5">Halswell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uce James</text:p>
      <text:p text:style-name="P5">Flat 3/261 Centaurus Road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uce Thomas</text:p>
      <text:p text:style-name="P5">PO Box 103</text:p>
      <text:p text:style-name="P6">Waipara <text:s/>7447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arol Horgan</text:p>
      <text:p text:style-name="P5">34 Arkwright Place</text:p>
      <text:p text:style-name="P5">Halswell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athy Harlow</text:p>
      <text:p text:style-name="P5">20 Avro Crescent</text:p>
      <text:p text:style-name="P5">Hornby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arlotte Breen</text:p>
      <text:p text:style-name="P5">28A Huntsbury Ave</text:p>
      <text:p text:style-name="P5">Huntsbury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Chris &amp; Jill Cox</text:p>
      <text:p text:style-name="P5">c/o Post Office</text:p>
      <text:p text:style-name="P5">Halfmoon Bay</text:p>
      <text:p text:style-name="P6">Stewart Island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ris Curry</text:p>
      <text:p text:style-name="P5">25 Resolution Place</text:p>
      <text:p text:style-name="P5">Bryndwr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ris McGimpsey</text:p>
      <text:p text:style-name="P5">140 Royduale Ave</text:p>
      <text:p text:style-name="P5">Burnsid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live Davidson</text:p>
      <text:p text:style-name="P5">86 Glandovey Road</text:p>
      <text:p text:style-name="P5">Fendalton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raig Bunt</text:p>
      <text:p text:style-name="P5">8 Perthshire Crescent</text:p>
      <text:p text:style-name="P5">Lincoln</text:p>
      <text:p text:style-name="P6">Christchurch <text:s/>7608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aniel Fraser</text:p>
      <text:p text:style-name="P5">20 Kilburn St</text:p>
      <text:p text:style-name="P5">Bishopdal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aniel Slater</text:p>
      <text:p text:style-name="P5">14 Gladson Avenue</text:p>
      <text:p text:style-name="P5">Sockburn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ave &amp; Bev Clark</text:p>
      <text:p text:style-name="P5">59 Dryden Street</text:p>
      <text:p text:style-name="P5">Sumner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avid Cockeram and Liz Van Ekeris</text:p>
      <text:p text:style-name="P5">292 Centaurus Rd</text:p>
      <text:p text:style-name="P5">Hillsborough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avid Rowley &amp; Nikky Kear</text:p>
      <text:p text:style-name="P5">105 Tennyson Street</text:p>
      <text:p text:style-name="P5">Beck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avid Somerville</text:p>
      <text:p text:style-name="P5">35A Johnston Crescent</text:p>
      <text:p text:style-name="P5">Lane Cove NSW</text:p>
      <text:p text:style-name="P6">AUSTRALIA <text:s/>2066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avid Sutton &amp; Kathy Basire</text:p>
      <text:p text:style-name="P5">5 Stambridge Pl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ean Herring</text:p>
      <text:p text:style-name="P5">31 Rubicon Place</text:p>
      <text:p text:style-name="P5">Hei Hei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ebbie Bevins</text:p>
      <text:p text:style-name="P5">1/37 Tivoli Place</text:p>
      <text:p text:style-name="P5">Bishopdale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erek Collins</text:p>
      <text:p text:style-name="P5">342 Karanga Road</text:p>
      <text:p text:style-name="P5">Dunsandel</text:p>
      <text:p text:style-name="P6">RD 2 Leeston <text:s/>768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ianne &amp; Connor Bacon</text:p>
      <text:p text:style-name="P5">11 Mondrian Lane</text:p>
      <text:p text:style-name="P5">Rolleston</text:p>
      <text:p text:style-name="P6">Christchurch <text:s/>76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oug Hueston</text:p>
      <text:p text:style-name="P5">164 River Road</text:p>
      <text:p text:style-name="P5">Greenpark RD 2</text:p>
      <text:p text:style-name="P6">Christchurch <text:s/>767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uncan Bright</text:p>
      <text:p text:style-name="P5">42 Koromiko Street</text:p>
      <text:p text:style-name="P5">St.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asy Erik Norder</text:p>
      <text:p text:style-name="P5">Flat 1/85 Mandeville Street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lizabeth Eadon-Jones</text:p>
      <text:p text:style-name="P5">20A Mayfair Street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mily MacDonald</text:p>
      <text:p text:style-name="P5">24 Mathers road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mma Bosworth</text:p>
      <text:p text:style-name="P5">99a Panorama Road</text:p>
      <text:p text:style-name="P5">Sumner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ric Skea</text:p>
      <text:p text:style-name="P5">2/108 Strickland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Esme Park</text:p>
      <text:p text:style-name="P5">22A Wayside Avenue</text:p>
      <text:p text:style-name="P5">Burnside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Fiona &amp; Iain Findlater</text:p>
      <text:p text:style-name="P5">38 Glencullen Drive</text:p>
      <text:p text:style-name="P5">Bishopdale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areth Caves</text:p>
      <text:p text:style-name="P5">26 Gilby Street</text:p>
      <text:p text:style-name="P5">Avonside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Gareth Gilbert &amp; Lisa Glading</text:p>
      <text:p text:style-name="P5">158 Tancred Street</text:p>
      <text:p text:style-name="P5">Avonside</text:p>
      <text:p text:style-name="P6">Christchurch <text:s/>806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areth Pritchard</text:p>
      <text:p text:style-name="P5">1/242 Springsfield Road</text:p>
      <text:p text:style-name="P5">St Albans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Gonzalo Javier Rodriguez &amp; Astrid Natalia Gianotti</text:p>
      <text:p text:style-name="P5">3/14 Burdale Street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ort Stephan</text:p>
      <text:p text:style-name="P5">3 Westmere Lane</text:p>
      <text:p text:style-name="P5">Mt Pleasant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Grant Piper &amp; Sue Napier</text:p>
      <text:p text:style-name="P5">83 Penruddock Rise</text:p>
      <text:p text:style-name="P5">Westmorlan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Grant Wheaton &amp; Cathy Kilroy</text:p>
      <text:p text:style-name="P5">73 Penruddock Rise</text:p>
      <text:p text:style-name="P5">Westmorlan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uy Woods</text:p>
      <text:p text:style-name="P5">5 Edmund Storr Road</text:p>
      <text:p text:style-name="P5">Halswell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Harpreet Kaur &amp; Mani Singh</text:p>
      <text:p text:style-name="P5">52 Grimseys Rd</text:p>
      <text:p text:style-name="P5">Redwood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Hayley Comis &amp; Andrew Proffit</text:p>
      <text:p text:style-name="P5">17a Molesworth Place</text:p>
      <text:p text:style-name="P5">Cashmere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Heather Clay &amp; Mike Freeman</text:p>
      <text:p text:style-name="P5">9 Nehru Pl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Honora Renwick</text:p>
      <text:p text:style-name="P5">1-32 Ward St</text:p>
      <text:p text:style-name="P5">Add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Ian Dunn</text:p>
      <text:p text:style-name="P5">22 Avro Cres</text:p>
      <text:p text:style-name="P5">Hornby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mes Hopkins</text:p>
      <text:p text:style-name="P5">89 Tennyson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ey Thomas</text:p>
      <text:p text:style-name="P5">9 Teviotview Place</text:p>
      <text:p text:style-name="P6">Amberley <text:s/>7410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son Baker</text:p>
      <text:p text:style-name="P5">3 Pannell Ave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enny Harlow</text:p>
      <text:p text:style-name="P5">20 Avro Crescent</text:p>
      <text:p text:style-name="P5">Hornby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im Western</text:p>
      <text:p text:style-name="P5">PO Box 12163</text:p>
      <text:p text:style-name="P5">Beckenham</text:p>
      <text:p text:style-name="P6">Christchurch <text:s/>82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 Steven</text:p>
      <text:p text:style-name="P5">PO Box 52294</text:p>
      <text:p text:style-name="P6">Kirwee <text:s/>754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anne Parker</text:p>
      <text:p text:style-name="P5">18B Daveys place</text:p>
      <text:p text:style-name="P6">Arrowtown <text:s/>930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e Arts</text:p>
      <text:p text:style-name="P5">120 Huntsbury Avenue</text:p>
      <text:p text:style-name="P5">Huntsbury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hn Barnes</text:p>
      <text:p text:style-name="P5">6 Torea Lane</text:p>
      <text:p text:style-name="P5">Southshore</text:p>
      <text:p text:style-name="P6">Christchurch <text:s/>806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hn Easton</text:p>
      <text:p text:style-name="P5">48 Southey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John Emmanuel &amp; Sathya Kumaralingam</text:p>
      <text:p text:style-name="P5">3/486 Barbadoes Street</text:p>
      <text:p text:style-name="P5">Edgeware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hn Fletcher</text:p>
      <text:p text:style-name="P5">17A Hawkesbury Ave</text:p>
      <text:p text:style-name="P5">St Albans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nathan Carr</text:p>
      <text:p text:style-name="P5">363 Clyde Road</text:p>
      <text:p text:style-name="P5">Bryndwr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Joshua Johnson &amp; Charlie Lane</text:p>
      <text:p text:style-name="P5">322 Memorial Avenue</text:p>
      <text:p text:style-name="P5">Burnside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van Andric</text:p>
      <text:p text:style-name="P5">89 Tennyson s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ulie Haywood</text:p>
      <text:p text:style-name="P5">15 Kaiwara Street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aren Tait</text:p>
      <text:p text:style-name="P5">21 Wembley S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ees De Jager</text:p>
      <text:p text:style-name="P5">2/84 Osborne St</text:p>
      <text:p text:style-name="P5">Charles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eith Dekkers</text:p>
      <text:p text:style-name="P5">26b Bowenvale Av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evin Knight</text:p>
      <text:p text:style-name="P5">140 Wainoni Road</text:p>
      <text:p text:style-name="P5">Avondale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evin Wakeham</text:p>
      <text:p text:style-name="P5">46 Arlington Street</text:p>
      <text:p text:style-name="P5">Burnsid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Junior</text:p>
      <text:p text:style-name="P3"/>
      <text:p text:style-name="Standard"/>
      <text:p text:style-name="Standard"/>
      <text:p text:style-name="Standard"/>
      <text:p text:style-name="Standard"/>
      <text:p text:style-name="P5">Kieran Eadon-Jones</text:p>
      <text:p text:style-name="P5">20A Mayfair Street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ieran Scott</text:p>
      <text:p text:style-name="P5">67 King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Kim Harburg &amp; Michael Meehan</text:p>
      <text:p text:style-name="P5">121 C</text:p>
      <text:p text:style-name="P5">Mairehau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im Swarbrick</text:p>
      <text:p text:style-name="P5">9 Tenby Place</text:p>
      <text:p text:style-name="P5">Avondale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aurent De Maudave Bestel</text:p>
      <text:p text:style-name="P5">35 Watford Street</text:p>
      <text:p text:style-name="P5">Strowan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eah Witton</text:p>
      <text:p text:style-name="P5">6b Arran Crescent</text:p>
      <text:p text:style-name="P5">Woolston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es Jones</text:p>
      <text:p text:style-name="P5">2b Antrim S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 Li</text:p>
      <text:p text:style-name="P5">39 Teesdale Street</text:p>
      <text:p text:style-name="P5">Burnsid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anne Higgs</text:p>
      <text:p text:style-name="P5">54 Grimseys Road</text:p>
      <text:p text:style-name="P5">Redwood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mo Song</text:p>
      <text:p text:style-name="P5">55 Brodie Street</text:p>
      <text:p text:style-name="P5">Ilam</text:p>
      <text:p text:style-name="P6">Christchurch <text:s/>80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sa McArthur</text:p>
      <text:p text:style-name="P5">18 Smartlea Street</text:p>
      <text:p text:style-name="P5">Hoonhay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z Page</text:p>
      <text:p text:style-name="P5">83a Main Road</text:p>
      <text:p text:style-name="P5">Redcliffs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z Tanner</text:p>
      <text:p text:style-name="P5">25 Seascape Gardens</text:p>
      <text:p text:style-name="P5">Bromley</text:p>
      <text:p text:style-name="P6">Christchurch <text:s/>806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lcolm Carr</text:p>
      <text:p text:style-name="P5">Flat 2/82 St Martins Road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rgaret Grace</text:p>
      <text:p text:style-name="P5">17 Picton Ave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rk Watson</text:p>
      <text:p text:style-name="P5">5 Waipapa Ave</text:p>
      <text:p text:style-name="P5">Diamond Harbour</text:p>
      <text:p text:style-name="P6">Christchurch <text:s/>897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thew Crombie</text:p>
      <text:p text:style-name="P5">26 Cashmere Rd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tt Gunn</text:p>
      <text:p text:style-name="P5">220 Centaurus Road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tthew Tracey</text:p>
      <text:p text:style-name="P5">2/146 Hills Road</text:p>
      <text:p text:style-name="P5">Shirley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egan Gee</text:p>
      <text:p text:style-name="P5">47B Inwoods Rd</text:p>
      <text:p text:style-name="P5">Parklands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elissa Abelard</text:p>
      <text:p text:style-name="P5">3 Arahura Pl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chael Ny</text:p>
      <text:p text:style-name="P5">1a Westenra Terr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cheal Hawke</text:p>
      <text:p text:style-name="P5">4 Catherwood Close</text:p>
      <text:p text:style-name="P6">Ashburton <text:s/>7700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ke Lugg</text:p>
      <text:p text:style-name="P5">576 Oxford Rd</text:p>
      <text:p text:style-name="P5">RD 1</text:p>
      <text:p text:style-name="P6">Rangiora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randa Charles</text:p>
      <text:p text:style-name="P5">49 Chrystal St</text:p>
      <text:p text:style-name="P5">Richmond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ohini Sukhapure</text:p>
      <text:p text:style-name="P5">PO Box 85073, Lincoln University</text:p>
      <text:p text:style-name="P5">Lincoln</text:p>
      <text:p text:style-name="P6">Christchurch <text:s/>7647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owenna Malcolm</text:p>
      <text:p text:style-name="P5">11A Marriotts Road</text:p>
      <text:p text:style-name="P5">North New Brighton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Nick Maeder</text:p>
      <text:p text:style-name="P5">6 Charlesworth St</text:p>
      <text:p text:style-name="P5">Woolston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Nicola Shaw</text:p>
      <text:p text:style-name="P5">70c Elizabeth St</text:p>
      <text:p text:style-name="P5">Riccarton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Olivia Fawcett</text:p>
      <text:p text:style-name="P5">540 Burnham School Road</text:p>
      <text:p text:style-name="P5">RD7</text:p>
      <text:p text:style-name="P6">Burnham <text:s/>7677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ablo Soares De Oliveira</text:p>
      <text:p text:style-name="P5">81A Champion St</text:p>
      <text:p text:style-name="P5">Edgeweare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aul Thorne</text:p>
      <text:p text:style-name="P5">972c Colombo Street</text:p>
      <text:p text:style-name="P5">St Albans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eter Drinkwater</text:p>
      <text:p text:style-name="P5">3/37 Picton Avenue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Phil &amp; Helen Hulme</text:p>
      <text:p text:style-name="P5">45 Heathridge Place</text:p>
      <text:p text:style-name="P6">Lincoln <text:s/>7608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ip Hawkes</text:p>
      <text:p text:style-name="P5">74 Mary Street</text:p>
      <text:p text:style-name="P5">Papanui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LifeCouple</text:p>
      <text:p text:style-name="P3"/>
      <text:p text:style-name="Standard"/>
      <text:p text:style-name="Standard"/>
      <text:p text:style-name="Standard"/>
      <text:p text:style-name="Standard"/>
      <text:p text:style-name="P5">Rex &amp; Greta Vink</text:p>
      <text:p text:style-name="P5">29 Barnes Road</text:p>
      <text:p text:style-name="P5">Redwood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ichard Lobb</text:p>
      <text:p text:style-name="P5">4 Fadges Lane</text:p>
      <text:p text:style-name="P5">Bryndwr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oi Gapuzan</text:p>
      <text:p text:style-name="P5">17 Tulett Street</text:p>
      <text:p text:style-name="P5">Bishopdal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uha Goodwill</text:p>
      <text:p text:style-name="P5">14 Rosa Street</text:p>
      <text:p text:style-name="P5">Rolleston</text:p>
      <text:p text:style-name="P6">Canterbury <text:s/>7614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am Cook</text:p>
      <text:p text:style-name="P5">39 Mortlake St</text:p>
      <text:p text:style-name="P5">Islington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arah Rampley &amp; Matt Burke</text:p>
      <text:p text:style-name="P5">53 Ranui Crecent</text:p>
      <text:p text:style-name="P5">RD 1 Lyttelton</text:p>
      <text:p text:style-name="P6">Christchurch <text:s/>897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hannon Reardon</text:p>
      <text:p text:style-name="P5">1 Pukeko Place</text:p>
      <text:p text:style-name="P5">Southshore</text:p>
      <text:p text:style-name="P6">Christchurch <text:s/>806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ilvia Horniakova</text:p>
      <text:p text:style-name="P5">152 Halswell Road</text:p>
      <text:p text:style-name="P5">Hillmorton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onya Wang</text:p>
      <text:p text:style-name="P5">11 Ballantyne Ave</text:p>
      <text:p text:style-name="P5">Upper Riccarton</text:p>
      <text:p text:style-name="P6">Christchurch <text:s/>80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teve and Phillipa Gourdie</text:p>
      <text:p text:style-name="P5">31 Josephine Crescent</text:p>
      <text:p text:style-name="P5">Aidanfiel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usan Pearson &amp; Ron Keeble</text:p>
      <text:p text:style-name="P5">14 The Crescent</text:p>
      <text:p text:style-name="P5">Hillsborough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uzy &amp; Greg Petersen</text:p>
      <text:p text:style-name="P5">291 Westminster Street</text:p>
      <text:p text:style-name="P5">Mairehau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homas Matern</text:p>
      <text:p text:style-name="P5">62C Tuckers Rd</text:p>
      <text:p text:style-name="P5">Casebrook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ina Guan</text:p>
      <text:p text:style-name="P5">2/151A Avonhead Road</text:p>
      <text:p text:style-name="P5">A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omyu Hu</text:p>
      <text:p text:style-name="P5">4/32 Lyndon Street</text:p>
      <text:p text:style-name="P5">Riccarton</text:p>
      <text:p text:style-name="P6">Christchurch <text:s/>80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Vanessa Lane</text:p>
      <text:p text:style-name="P5">104C Southampton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Virginia Bean</text:p>
      <text:p text:style-name="P5">18 Kenwyn Ave</text:p>
      <text:p text:style-name="P5">St Albans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Virginia Kneebone</text:p>
      <text:p text:style-name="P5">25 London Street</text:p>
      <text:p text:style-name="P5">Richmond</text:p>
      <text:p text:style-name="P6">Christchurch <text:s/>8015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William Blake</text:p>
      <text:p text:style-name="P5">19 Weka St</text:p>
      <text:p text:style-name="P5">Fendalton</text:p>
      <text:p text:style-name="P6">Christchurch <text:s/>804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William King</text:p>
      <text:p text:style-name="P5">219 Avonhead Road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Winsome Brown</text:p>
      <text:p text:style-name="P5">246 O&amp;#039;Roarkes Rd</text:p>
      <text:p text:style-name="P5">RD 1</text:p>
      <text:p text:style-name="P6">Rangiora <text:s/>7471</text:p>
      <text:p text:style-name="P2">CHRISTCHURCH TRAMPING CLUB INC</text:p>
      <text:p text:style-name="P2">PO BOX 527</text:p>
      <text:p text:style-name="P2">CHRISTCHURCH</text:p>
      <text:p text:style-name="P2"/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Xiaoqiu Jiang</text:p>
      <text:p text:style-name="P5">12 Cephas Close</text:p>
      <text:p text:style-name="P5">Sockburn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Ava Whimp</text:p>
      <text:p text:style-name="P5">"Bon Air"</text:p>
      <text:p text:style-name="P5">518 Woodend Rangiora Road</text:p>
      <text:p text:style-name="P6">Rangiora, RD 3 <text:s/>747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Donald Carnielo</text:p>
      <text:p text:style-name="P5">6 Rose Street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Eric Saggers</text:p>
      <text:p text:style-name="P5">9 Belfield St</text:p>
      <text:p text:style-name="P5">Dallington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Couple</text:p>
      <text:p text:style-name="P3"/>
      <text:p text:style-name="Standard"/>
      <text:p text:style-name="Standard"/>
      <text:p text:style-name="Standard"/>
      <text:p text:style-name="Standard"/>
      <text:p text:style-name="P5">Graham &amp; Valda White</text:p>
      <text:p text:style-name="P5">17 Taylor Avenue</text:p>
      <text:p text:style-name="P6">Motueka <text:s/>712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Couple</text:p>
      <text:p text:style-name="P3"/>
      <text:p text:style-name="Standard"/>
      <text:p text:style-name="Standard"/>
      <text:p text:style-name="Standard"/>
      <text:p text:style-name="Standard"/>
      <text:p text:style-name="P5">Grant &amp; Irene Bawden</text:p>
      <text:p text:style-name="P5">5 Selsey Lane</text:p>
      <text:p text:style-name="P5">Somerfield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James MacQueen</text:p>
      <text:p text:style-name="P5">115a Arney Rd</text:p>
      <text:p text:style-name="P5">Remuera</text:p>
      <text:p text:style-name="P6">Auckland <text:s/>105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Couple</text:p>
      <text:p text:style-name="P3"/>
      <text:p text:style-name="Standard"/>
      <text:p text:style-name="Standard"/>
      <text:p text:style-name="Standard"/>
      <text:p text:style-name="Standard"/>
      <text:p text:style-name="P5">John &amp; Jean McCurdy</text:p>
      <text:p text:style-name="P5">154 Panorama Rd</text:p>
      <text:p text:style-name="P5">Clifton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Couple</text:p>
      <text:p text:style-name="P3"/>
      <text:p text:style-name="Standard"/>
      <text:p text:style-name="Standard"/>
      <text:p text:style-name="Standard"/>
      <text:p text:style-name="Standard"/>
      <text:p text:style-name="P5">Ken &amp; Adrie Dawson</text:p>
      <text:p text:style-name="P5">25 Taupata Street</text:p>
      <text:p text:style-name="P5">Redcliffs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Martin Thomson</text:p>
      <text:p text:style-name="P5">71b Rose Street</text:p>
      <text:p text:style-name="P5">Barr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Michele McKnight</text:p>
      <text:p text:style-name="P5">23 Gwynfa Avenu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Noeline Marsh</text:p>
      <text:p text:style-name="P5">8 Kanuku Pl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Member: Associate</text:p>
      <text:p text:style-name="P3"/>
      <text:p text:style-name="Standard"/>
      <text:p text:style-name="Standard"/>
      <text:p text:style-name="Standard"/>
      <text:p text:style-name="Standard"/>
      <text:p text:style-name="P5">Ross Ogden</text:p>
      <text:p text:style-name="P5">10 Bannister Place</text:p>
      <text:p text:style-name="P5">Fendalton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dam Jensen</text:p>
      <text:p text:style-name="P5">64A Cresswell Avenue</text:p>
      <text:p text:style-name="P5">Burwood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drian Busby &amp; Kerrie Smith</text:p>
      <text:p text:style-name="P5">420 River Road</text:p>
      <text:p text:style-name="P5">RD 2 Green Park</text:p>
      <text:p text:style-name="P6">Christchurch <text:s/>767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drienne &amp; George Witty</text:p>
      <text:p text:style-name="P5">584 Hills Road</text:p>
      <text:p text:style-name="P5">Marshland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lison Downard</text:p>
      <text:p text:style-name="P5">Department of Chemistry, Uni of Canterbury</text:p>
      <text:p text:style-name="P5">Private Bag 4800</text:p>
      <text:p text:style-name="P6">Christchurch <text:s/>814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ndrew &amp; Deirdre Sheppard</text:p>
      <text:p text:style-name="P5">53 Kent Lodge Avenue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Andrew Tromans &amp; Lovisa Eriksson</text:p>
      <text:p text:style-name="P5">6 Bard St</text:p>
      <text:p text:style-name="P5">Somerfield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Andrew Wrapson</text:p>
      <text:p text:style-name="P5">112a Pages Road</text:p>
      <text:p text:style-name="P5">Wainoni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Anne Henderson</text:p>
      <text:p text:style-name="P5">31/95 Grants Rd</text:p>
      <text:p text:style-name="P5">Papanui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indsley Archer</text:p>
      <text:p text:style-name="P5">19 Harrowdale Drive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uce Long</text:p>
      <text:p text:style-name="P5">19 Creese Place</text:p>
      <text:p text:style-name="P5">Redwood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Bryce Williamson</text:p>
      <text:p text:style-name="P5">68 Bryndwr Road</text:p>
      <text:p text:style-name="P5">Bryndwr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arl McKay</text:p>
      <text:p text:style-name="P5">257 Mackenzie Drive</text:p>
      <text:p text:style-name="P6">Twizel <text:s/>790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loe Pinel</text:p>
      <text:p text:style-name="P5">37 Trent St</text:p>
      <text:p text:style-name="P5">Linwood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ris Bamford</text:p>
      <text:p text:style-name="P5">36 Mathias St</text:p>
      <text:p text:style-name="P6">Darfield <text:s/>751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ris Markham</text:p>
      <text:p text:style-name="P5">P.O. Box 530</text:p>
      <text:p text:style-name="P6">Whangaparaoa <text:s/>094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hristine Hunt</text:p>
      <text:p text:style-name="P5">11 Wanaka Place</text:p>
      <text:p text:style-name="P5">Mairehau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laire Healing</text:p>
      <text:p text:style-name="P5">215 Revell Street</text:p>
      <text:p text:style-name="P6">Hokitika <text:s/>781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live Marsh</text:p>
      <text:p text:style-name="P5">Shands Rd</text:p>
      <text:p text:style-name="P5">RD 6</text:p>
      <text:p text:style-name="P6">Christchurch <text:s/>7676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raig Beere</text:p>
      <text:p text:style-name="P5">Unit 4 / 29 Trent Street</text:p>
      <text:p text:style-name="P5">Avonside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ristina  Zablan</text:p>
      <text:p text:style-name="P5">28 Bunyan Street</text:p>
      <text:p text:style-name="P5">St Martins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Cyril Fifield</text:p>
      <text:p text:style-name="P5">43 Aberdeen Rd</text:p>
      <text:p text:style-name="P5">Prebbleton</text:p>
      <text:p text:style-name="P6">Christchurch <text:s/>760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Couple</text:p>
      <text:p text:style-name="P3"/>
      <text:p text:style-name="Standard"/>
      <text:p text:style-name="Standard"/>
      <text:p text:style-name="Standard"/>
      <text:p text:style-name="Standard"/>
      <text:p text:style-name="P5">David &amp; Lynda Watson</text:p>
      <text:p text:style-name="P5">80 Vernon Terrace</text:p>
      <text:p text:style-name="P5">Hillsborough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Couple</text:p>
      <text:p text:style-name="P3"/>
      <text:p text:style-name="Standard"/>
      <text:p text:style-name="Standard"/>
      <text:p text:style-name="Standard"/>
      <text:p text:style-name="Standard"/>
      <text:p text:style-name="P5">David &amp; Pat Henson</text:p>
      <text:p text:style-name="P5">Flat 2/32 Picton Ave</text:p>
      <text:p text:style-name="P5">Riccarton</text:p>
      <text:p text:style-name="P6">Christchurch <text:s/>801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David Jenkinson</text:p>
      <text:p text:style-name="P5">25 Brockham Street</text:p>
      <text:p text:style-name="P5">Casebrook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avid Selway</text:p>
      <text:p text:style-name="P5">6 Duncan St</text:p>
      <text:p text:style-name="P5">Sumner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ayle Drummond</text:p>
      <text:p text:style-name="P5">21 Southampton St</text:p>
      <text:p text:style-name="P5">Beck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elwyn Bassett</text:p>
      <text:p text:style-name="P5">414A Barrington Street</text:p>
      <text:p text:style-name="P5">Spreyd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Dharshie Jeyaseelan</text:p>
      <text:p text:style-name="P5">30A Valley Road, Cashmer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Doug Napier &amp; Nellie Vink</text:p>
      <text:p text:style-name="P5">3 Merlewood Avenu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Flo Roberts &amp; Stewart Smith</text:p>
      <text:p text:style-name="P5">35 Avoca Valley Road</text:p>
      <text:p text:style-name="P5">Heathcote Valley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eoff Titmus</text:p>
      <text:p text:style-name="P5">3/607 Hoskyns Road</text:p>
      <text:p text:style-name="P5">West Melton</text:p>
      <text:p text:style-name="P6">Christchurch <text:s/>767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Gloria Lee</text:p>
      <text:p text:style-name="P5">39 Clifford Ave</text:p>
      <text:p text:style-name="P5">Fendalton</text:p>
      <text:p text:style-name="P6">Christchurch <text:s/>801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Heather Robb</text:p>
      <text:p text:style-name="P5">458 Avonhead Road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Iain Dephoff</text:p>
      <text:p text:style-name="P5">98b Totara View Rd</text:p>
      <text:p text:style-name="P5">Wakefield</text:p>
      <text:p text:style-name="P6">Nelson <text:s/>709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Ian Costello</text:p>
      <text:p text:style-name="P5">5 Alpha Ave</text:p>
      <text:p text:style-name="P5">Papanui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Ivor Lewis</text:p>
      <text:p text:style-name="P5">274 Halkett Rd</text:p>
      <text:p text:style-name="P5">RD 1</text:p>
      <text:p text:style-name="P6">Christchurch <text:s/>767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cqui O&amp;#039;Neill</text:p>
      <text:p text:style-name="P5">28 Kendal Avenue</text:p>
      <text:p text:style-name="P5">Burnsid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 Hadfield</text:p>
      <text:p text:style-name="P5">17 Hoon Hay Road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 Mitchell</text:p>
      <text:p text:style-name="P5">21 Nehru Pl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e Mulholland</text:p>
      <text:p text:style-name="P5">3 Broadgate St</text:p>
      <text:p text:style-name="P6">Darfield <text:s/>751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ette Philp</text:p>
      <text:p text:style-name="P5">71a McFaddens Road</text:p>
      <text:p text:style-name="P5">St Albans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anice Antill</text:p>
      <text:p text:style-name="P5">684 Weka Pass Rd</text:p>
      <text:p text:style-name="P5">RD 3</text:p>
      <text:p text:style-name="P6">Amberley <text:s/>748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effrey Rogers</text:p>
      <text:p text:style-name="P5">59 White Street</text:p>
      <text:p text:style-name="P6">Rangiora <text:s/>740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im Knight</text:p>
      <text:p text:style-name="P5">167 Mound Road</text:p>
      <text:p text:style-name="P5">RD2</text:p>
      <text:p text:style-name="P6">Amberley <text:s/>748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John Visser</text:p>
      <text:p text:style-name="P5">6 Bradford Ave</text:p>
      <text:p text:style-name="P5">Beck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ate Taylor</text:p>
      <text:p text:style-name="P5">7 Nile Place</text:p>
      <text:p text:style-name="P5">North New Brighton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ay Taylor</text:p>
      <text:p text:style-name="P5">30 Merrin Street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Kelvin &amp; Marcia Bartram</text:p>
      <text:p text:style-name="P5">14a Lombard Place</text:p>
      <text:p text:style-name="P5">Avonhead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Kerrie Maynard &amp; Scott Fowler</text:p>
      <text:p text:style-name="P5">344 Waterloo Road</text:p>
      <text:p text:style-name="P5">Islington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Kieran McGuigan &amp; Denise Stroud</text:p>
      <text:p text:style-name="P5">16 Gainsborough Street</text:p>
      <text:p text:style-name="P5">Hoon Hay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Klemens Stampfli</text:p>
      <text:p text:style-name="P5">2/29 Mays Rd</text:p>
      <text:p text:style-name="P5">St Albans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aurayne Devery</text:p>
      <text:p text:style-name="P5">154 Neville Street</text:p>
      <text:p text:style-name="P5">Spreyd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nd Kroening</text:p>
      <text:p text:style-name="P5">3 Seneca Place</text:p>
      <text:p text:style-name="P5">Burwood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nda Lilburne</text:p>
      <text:p text:style-name="P5">15a Bengal Driv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sa McKinnon</text:p>
      <text:p text:style-name="P5">C/- 7 Rawlings Lane</text:p>
      <text:p text:style-name="P5">Spreyd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iz Stephenson</text:p>
      <text:p text:style-name="P5">74 Ravensdale Rise</text:p>
      <text:p text:style-name="P5">Westmorlan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Lorraine Poole</text:p>
      <text:p text:style-name="P5">26 Vernon Terrace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Lynette Hartley &amp; Jeff Hall</text:p>
      <text:p text:style-name="P5">109 Ravensdale Rise</text:p>
      <text:p text:style-name="P5">Westmorlan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rgaret Lovell-Smith</text:p>
      <text:p text:style-name="P5">29 Hudson Street</text:p>
      <text:p text:style-name="P5">Bryndwr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rtin Brown</text:p>
      <text:p text:style-name="P5">4/394 Hereford St</text:p>
      <text:p text:style-name="P5">Linwood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ureen Bennett</text:p>
      <text:p text:style-name="P5">2/71A Glenmore Ave</text:p>
      <text:p text:style-name="P5">Casebrook</text:p>
      <text:p text:style-name="P6">Christchurch <text:s/>805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Maurice Baigent</text:p>
      <text:p text:style-name="P5">45 Russley Village</text:p>
      <text:p text:style-name="P5">73 Roydvale Ave</text:p>
      <text:p text:style-name="P6">Christchurch <text:s/>805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urizio Sirena</text:p>
      <text:p text:style-name="P5">5/17 Devon Stree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ax De Lacey</text:p>
      <text:p text:style-name="P5">5 Richmond Street</text:p>
      <text:p text:style-name="P5">Waimataitai</text:p>
      <text:p text:style-name="P6">Timaru <text:s/>791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chael Anderson</text:p>
      <text:p text:style-name="P5">McAuley Apartments, apt. 11</text:p>
      <text:p text:style-name="P5">Gibbons Street</text:p>
      <text:p text:style-name="P6">Upper Hutt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chael Newlove</text:p>
      <text:p text:style-name="P5">196 Weston Rd</text:p>
      <text:p text:style-name="P5">St Albans</text:p>
      <text:p text:style-name="P6">Christchurch <text:s/>805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Michele Hood</text:p>
      <text:p text:style-name="P5">3 - 8 Glenleith Lane</text:p>
      <text:p text:style-name="P5">Hei Hei</text:p>
      <text:p text:style-name="P6">Christchurch <text:s/>804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Natasha Sydorenko</text:p>
      <text:p text:style-name="P5">11 Solway Ave</text:p>
      <text:p text:style-name="P5">Ilam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Nick Shuttleworth</text:p>
      <text:p text:style-name="P5">75D Fairfield Avenue</text:p>
      <text:p text:style-name="P5">Addington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Noel Tweedie</text:p>
      <text:p text:style-name="P5">98 Fisher Ave</text:p>
      <text:p text:style-name="P5">Beck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aul Focamp</text:p>
      <text:p text:style-name="P5">16 Inverell Place</text:p>
      <text:p text:style-name="P5">North New Brighton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aul Titus</text:p>
      <text:p text:style-name="P5">87 Stanbury Avenue</text:p>
      <text:p text:style-name="P5">Somerfield</text:p>
      <text:p text:style-name="P6">Christchurch <text:s/>802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Penny Coffey</text:p>
      <text:p text:style-name="P5">34 Landsdowne Terr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Philip Tree &amp; Margie O&amp;#039; Reilly</text:p>
      <text:p text:style-name="P5">31 Merlincote Crescent</text:p>
      <text:p text:style-name="P5">RD 1</text:p>
      <text:p text:style-name="P6">Lyttelton <text:s/>897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achel Innocente</text:p>
      <text:p text:style-name="P5">3/182 Geraldine Street</text:p>
      <text:p text:style-name="P5">St Albans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aymond Begg</text:p>
      <text:p text:style-name="P5">8b Martindales Road</text:p>
      <text:p text:style-name="P5">Heathcote Valley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ichard Kimberley</text:p>
      <text:p text:style-name="P5">34 Campbell Street</text:p>
      <text:p text:style-name="P5">Sumner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ichard Thwaites</text:p>
      <text:p text:style-name="P5">6 Charles Street</text:p>
      <text:p text:style-name="P5">Prebbleton</text:p>
      <text:p text:style-name="P6">Christchurch <text:s/>760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Robert &amp; Brenda Rainsbury</text:p>
      <text:p text:style-name="P5">12 Croftfield Place</text:p>
      <text:p text:style-name="P5">Westmorland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odger Smith</text:p>
      <text:p text:style-name="P5">52 Matai Street West</text:p>
      <text:p text:style-name="P5">Riccarton</text:p>
      <text:p text:style-name="P6">Christchurch <text:s/>804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odney Erickson</text:p>
      <text:p text:style-name="P5">63 Woodside Rd</text:p>
      <text:p text:style-name="P5">Oxford</text:p>
      <text:p text:style-name="P6">Nth Canterbury <text:s/>743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Ruth Gray</text:p>
      <text:p text:style-name="P5">F3/34 Buffon St</text:p>
      <text:p text:style-name="P5">Walt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Ruth Tramschek &amp; Peter Eman</text:p>
      <text:p text:style-name="P5">116 Huntsbury Avenue</text:p>
      <text:p text:style-name="P5">St Martins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ally Maynard</text:p>
      <text:p text:style-name="P5">258 Pine Ave</text:p>
      <text:p text:style-name="P5">South Brighton</text:p>
      <text:p text:style-name="P6">Christchurch <text:s/>806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am Newhouse</text:p>
      <text:p text:style-name="P5">78 Stourbridge St</text:p>
      <text:p text:style-name="P5">Barrington</text:p>
      <text:p text:style-name="P6">Christchurch <text:s/>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arah Hardie &amp; Andrew Turton</text:p>
      <text:p text:style-name="P5">21 Amherst Place</text:p>
      <text:p text:style-name="P5">Cashmere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haron Brophy</text:p>
      <text:p text:style-name="P5">59 Orlando Crescent</text:p>
      <text:p text:style-name="P5">Waimairi Beach</text:p>
      <text:p text:style-name="P6">Christchurch <text:s/>808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haun Wong</text:p>
      <text:p text:style-name="P5">3 Goldstein Place</text:p>
      <text:p text:style-name="P5">Royal Oak</text:p>
      <text:p text:style-name="P6">Auckland <text:s/>1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teffan Rolfe</text:p>
      <text:p text:style-name="P5">327 Wainoni Rd</text:p>
      <text:p text:style-name="P5">Avondale</text:p>
      <text:p text:style-name="P6">Christchurch <text:s/>806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tephen Heald</text:p>
      <text:p text:style-name="P5">3 Elizabeth Avenue</text:p>
      <text:p text:style-name="P6">Rakaia <text:s/>7710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teve Berry</text:p>
      <text:p text:style-name="P5">PO Box 1</text:p>
      <text:p text:style-name="P5">Hari  Hari</text:p>
      <text:p text:style-name="P6">South Westland <text:s/>786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teve Brasch</text:p>
      <text:p text:style-name="P5">29 Glenstrae Rd</text:p>
      <text:p text:style-name="P5">Redcliffs</text:p>
      <text:p text:style-name="P6">Christchurch <text:s/>8081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Life</text:p>
      <text:p text:style-name="P3"/>
      <text:p text:style-name="Standard"/>
      <text:p text:style-name="Standard"/>
      <text:p text:style-name="Standard"/>
      <text:p text:style-name="Standard"/>
      <text:p text:style-name="P5">Steve Bruerton</text:p>
      <text:p text:style-name="P5">263 Kennedys Bush Road</text:p>
      <text:p text:style-name="P5">Kennedys Bush</text:p>
      <text:p text:style-name="P6">Christchurch <text:s/>8025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tuart Douce</text:p>
      <text:p text:style-name="P5">10 mila haven</text:p>
      <text:p text:style-name="P5">Rolleston</text:p>
      <text:p text:style-name="P6">Christchurch <text:s/>7614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Couple</text:p>
      <text:p text:style-name="P3"/>
      <text:p text:style-name="Standard"/>
      <text:p text:style-name="Standard"/>
      <text:p text:style-name="Standard"/>
      <text:p text:style-name="Standard"/>
      <text:p text:style-name="P5">Sue Hely &amp; Doug Forster</text:p>
      <text:p text:style-name="P5">16 The Crescent</text:p>
      <text:p text:style-name="P5">Hillsborough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Susan Cotton</text:p>
      <text:p text:style-name="P5">10 Hunsbury Avenue</text:p>
      <text:p text:style-name="P5">Huntsbury</text:p>
      <text:p text:style-name="P6">Christchurch <text:s/>802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ania Stevens</text:p>
      <text:p text:style-name="P5">42 Roscrea Place</text:p>
      <text:p text:style-name="P5">Mandeville RD 2</text:p>
      <text:p text:style-name="P6">Kaiapoi <text:s/>7692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erry Leonard</text:p>
      <text:p text:style-name="P5">c/o Falcon, 75 Montreal St</text:p>
      <text:p text:style-name="P5">Sydenham</text:p>
      <text:p text:style-name="P6">Christchurch <text:s/>802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Todd Ellis</text:p>
      <text:p text:style-name="P5">121B Francis Ave</text:p>
      <text:p text:style-name="P5">St Albans</text:p>
      <text:p text:style-name="P6">Christchurch <text:s/>8013</text:p>
      <text:p text:style-name="P2">CHRISTCHURCH TRAMPING CLUB INC</text:p>
      <text:p text:style-name="P2">PO BOX 527</text:p>
      <text:p text:style-name="P2">CHRISTCHURCH</text:p>
      <text:p text:style-name="P2"/>
      <text:p text:style-name="P2">Newsletter</text:p>
      <text:p text:style-name="P2">FMC Card</text:p>
      <text:p text:style-name="P2">Member: Ordinary</text:p>
      <text:p text:style-name="P3"/>
      <text:p text:style-name="Standard"/>
      <text:p text:style-name="Standard"/>
      <text:p text:style-name="Standard"/>
      <text:p text:style-name="Standard"/>
      <text:p text:style-name="P5">Warwick Dowling</text:p>
      <text:p text:style-name="P5">32 Austin Street</text:p>
      <text:p text:style-name="P5">Sydenham</text:p>
      <text:p text:style-name="P6">Christchurch <text:s/>802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1.4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TC WebSite</meta:initial-creator>
    <meta:creation-date>2011-01-28T21:41:25</meta:creation-date>
    <dc:date>2011-05-25T21:17:50</dc:date>
    <dc:creator>Richard Lobb</dc:creator>
    <meta:editing-duration>PT05H00M14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2" meta:paragraph-count="14" meta:word-count="24" meta:character-count="210"/>
  </office:meta>
</office:document-meta>
</file>